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82.35pt"/>
    </style:style>
    <style:style style:name="co16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36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22" style:family="table-column">
      <style:table-column-properties fo:break-before="auto" style:column-width="80.9pt"/>
    </style:style>
    <style:style style:name="co20" style:family="table-column">
      <style:table-column-properties fo:break-before="auto" style:column-width="78.94pt"/>
    </style:style>
    <style:style style:name="co21" style:family="table-column">
      <style:table-column-properties fo:break-before="auto" style:column-width="109.36pt"/>
    </style:style>
    <style:style style:name="co14" style:family="table-column">
      <style:table-column-properties fo:break-before="auto" style:column-width="87.65pt"/>
    </style:style>
    <style:style style:name="co15" style:family="table-column">
      <style:table-column-properties fo:break-before="auto" style:column-width="31.69pt"/>
    </style:style>
    <style:style style:name="co18" style:family="table-column">
      <style:table-column-properties fo:break-before="auto" style:column-width="10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coupling_between_contactinfo_reservation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ervations" table:style-name="ta1">
        <table:table-column table:style-name="co1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Extra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3" table:default-cell-style-name="Default"/>
        <table:table-column table:style-name="co2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coupling_between_orders_and_restaurant_invoices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taurant_orders" table:style-name="ta1">
        <table:table-column table:style-name="co20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menuitem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2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stocks" table:style-name="ta1"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12:21:12.270995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1T12:21:41.971233556</dc:date>
    <meta:editing-duration>PT3H11M11S</meta:editing-duration>
    <meta:editing-cycles>23</meta:editing-cycles>
    <meta:generator>LibreOffice/5.1.6.2$Linux_X86_64 LibreOffice_project/10m0$Build-2</meta:generator>
    <meta:document-statistic meta:table-count="10" meta:cell-count="219" meta:object-count="0"/>
  </office:meta>
</office:document-meta>
</file>